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0f99f892"/>
    </style:style>
    <style:style style:name="P20" style:family="paragraph" style:parent-style-name="Footnote">
      <style:text-properties style:font-name="Liberation Sans" officeooo:paragraph-rsid="10392684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d72706e"/>
    </style:style>
    <style:style style:name="P49" style:family="paragraph" style:parent-style-name="Standard">
      <style:text-properties officeooo:paragraph-rsid="0dbec325"/>
    </style:style>
    <style:style style:name="P50" style:family="paragraph" style:parent-style-name="Standard">
      <style:text-properties officeooo:paragraph-rsid="0e8aa5aa"/>
    </style:style>
    <style:style style:name="P51" style:family="paragraph" style:parent-style-name="Standard">
      <style:text-properties officeooo:rsid="0e8aa5aa" officeooo:paragraph-rsid="0e8aa5aa"/>
    </style:style>
    <style:style style:name="P52" style:family="paragraph" style:parent-style-name="Standard">
      <style:text-properties officeooo:rsid="0e8aa5aa" officeooo:paragraph-rsid="0fb9804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5" style:family="paragraph" style:parent-style-name="Footnote">
      <style:text-properties officeooo:rsid="043ccc66" officeooo:paragraph-rsid="0e849f1d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ecd4bf5"/>
    </style:style>
    <style:style style:name="P58" style:family="paragraph" style:parent-style-name="Footnote">
      <style:text-properties officeooo:paragraph-rsid="0f025efd"/>
    </style:style>
    <style:style style:name="P59" style:family="paragraph" style:parent-style-name="Standard">
      <style:text-properties officeooo:paragraph-rsid="0f0649dd"/>
    </style:style>
    <style:style style:name="P60" style:family="paragraph" style:parent-style-name="Footnote">
      <style:text-properties officeooo:paragraph-rsid="0f140c00"/>
    </style:style>
    <style:style style:name="P61" style:family="paragraph" style:parent-style-name="Standard">
      <style:text-properties officeooo:paragraph-rsid="0f466349"/>
    </style:style>
    <style:style style:name="P62" style:family="paragraph" style:parent-style-name="Footnote">
      <style:text-properties officeooo:paragraph-rsid="0f12f362"/>
    </style:style>
    <style:style style:name="P63" style:family="paragraph" style:parent-style-name="Footnote">
      <style:text-properties officeooo:paragraph-rsid="0f051f9f"/>
    </style:style>
    <style:style style:name="P64" style:family="paragraph" style:parent-style-name="Standard">
      <style:text-properties officeooo:paragraph-rsid="0f99f892"/>
    </style:style>
    <style:style style:name="P65" style:family="paragraph" style:parent-style-name="Standard">
      <style:text-properties officeooo:paragraph-rsid="0fc931f5"/>
    </style:style>
    <style:style style:name="P66" style:family="paragraph" style:parent-style-name="Standard">
      <style:paragraph-properties fo:text-align="center" style:justify-single-word="false"/>
      <style:text-properties officeooo:paragraph-rsid="0cc50ec9"/>
    </style:style>
    <style:style style:name="P67" style:family="paragraph" style:parent-style-name="Standard">
      <style:paragraph-properties fo:text-align="center" style:justify-single-word="false"/>
      <style:text-properties officeooo:paragraph-rsid="0c8b5238"/>
    </style:style>
    <style:style style:name="P68" style:family="paragraph" style:parent-style-name="Standard">
      <style:paragraph-properties fo:text-align="center" style:justify-single-word="false"/>
      <style:text-properties officeooo:paragraph-rsid="0d1ec96e"/>
    </style:style>
    <style:style style:name="P69" style:family="paragraph" style:parent-style-name="Standard">
      <style:paragraph-properties fo:text-align="center" style:justify-single-word="false"/>
      <style:text-properties officeooo:paragraph-rsid="0fc3b2a9"/>
    </style:style>
    <style:style style:name="P70" style:family="paragraph" style:parent-style-name="Standard">
      <style:paragraph-properties fo:text-align="center" style:justify-single-word="false"/>
      <style:text-properties officeooo:paragraph-rsid="0fb98046"/>
    </style:style>
    <style:style style:name="P71" style:family="paragraph" style:parent-style-name="Standard">
      <style:paragraph-properties fo:text-align="center" style:justify-single-word="false"/>
      <style:text-properties officeooo:paragraph-rsid="0d8c21b9"/>
    </style:style>
    <style:style style:name="P72" style:family="paragraph" style:parent-style-name="Standard">
      <style:paragraph-properties fo:text-align="center" style:justify-single-word="false"/>
      <style:text-properties officeooo:paragraph-rsid="0fd58c4e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e38fc62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text-properties officeooo:paragraph-rsid="0fad1a3f"/>
    </style:style>
    <style:style style:name="P77" style:family="paragraph" style:parent-style-name="Standard">
      <style:text-properties officeooo:paragraph-rsid="0e0463fc"/>
    </style:style>
    <style:style style:name="P78" style:family="paragraph" style:parent-style-name="Standard">
      <style:text-properties officeooo:paragraph-rsid="0fc57c5b"/>
    </style:style>
    <style:style style:name="P79" style:family="paragraph" style:parent-style-name="Standard">
      <style:text-properties officeooo:paragraph-rsid="100ce10d"/>
    </style:style>
    <style:style style:name="P80" style:family="paragraph" style:parent-style-name="Standard">
      <style:text-properties officeooo:rsid="101e3872" officeooo:paragraph-rsid="101e3872"/>
    </style:style>
    <style:style style:name="P81" style:family="paragraph" style:parent-style-name="Standard">
      <style:text-properties officeooo:paragraph-rsid="101fb94a"/>
    </style:style>
    <style:style style:name="P82" style:family="paragraph" style:parent-style-name="Standard">
      <style:text-properties officeooo:paragraph-rsid="10245b8e"/>
    </style:style>
    <style:style style:name="P83" style:family="paragraph" style:parent-style-name="Standard">
      <style:text-properties officeooo:paragraph-rsid="10259f28"/>
    </style:style>
    <style:style style:name="P84" style:family="paragraph" style:parent-style-name="Standard">
      <style:text-properties officeooo:paragraph-rsid="10279665"/>
    </style:style>
    <style:style style:name="P85" style:family="paragraph" style:parent-style-name="Standard">
      <style:text-properties officeooo:rsid="104324ed" officeooo:paragraph-rsid="102a6057"/>
    </style:style>
    <style:style style:name="P86" style:family="paragraph" style:parent-style-name="Standard">
      <style:text-properties officeooo:paragraph-rsid="102e3a99"/>
    </style:style>
    <style:style style:name="P87" style:family="paragraph" style:parent-style-name="Standard">
      <style:text-properties officeooo:rsid="102edb23" officeooo:paragraph-rsid="102edb23"/>
    </style:style>
    <style:style style:name="P88" style:family="paragraph" style:parent-style-name="Standard">
      <style:text-properties officeooo:rsid="102edb23" officeooo:paragraph-rsid="102fd8bc"/>
    </style:style>
    <style:style style:name="P89" style:family="paragraph" style:parent-style-name="Footnote">
      <style:text-properties officeooo:paragraph-rsid="10383aa1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10268e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091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984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bee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199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cca2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style:font-size-asian="12pt" style:font-size-complex="12pt"/>
    </style:style>
    <style:style style:name="T21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color="#000000" loext:opacity="100%" fo:font-size="10pt" fo:language="nl" fo:country="NL" fo:font-weight="normal" officeooo:rsid="0447335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32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33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34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5" style:family="text">
      <style:text-properties style:use-window-font-color="true" loext:opacity="0%" style:font-name="Liberation Sans" officeooo:rsid="047da547"/>
    </style:style>
    <style:style style:name="T23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7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8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" fo:font-size="12pt" style:font-size-asian="12pt" style:font-size-complex="12pt"/>
    </style:style>
    <style:style style:name="T270" style:family="text">
      <style:text-properties style:use-window-font-color="true" loext:opacity="0%" style:font-name="Liberation Sans" officeooo:rsid="0efd8e5c"/>
    </style:style>
    <style:style style:name="T271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officeooo:rsid="04473353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font-size="10pt" officeooo:rsid="04473353" style:font-size-asian="10pt" style:font-size-complex="10pt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0" style:family="text">
      <style:text-properties officeooo:rsid="0e80285f"/>
    </style:style>
    <style:style style:name="T281" style:family="text">
      <style:text-properties officeooo:rsid="0e838e2a"/>
    </style:style>
    <style:style style:name="T282" style:family="text">
      <style:text-properties officeooo:rsid="0e83c34e"/>
    </style:style>
    <style:style style:name="T2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0" style:family="text">
      <style:text-properties officeooo:rsid="0f0ca65a"/>
    </style:style>
    <style:style style:name="T291" style:family="text">
      <style:text-properties officeooo:rsid="1031b2ca"/>
    </style:style>
    <style:style style:name="T292" style:family="text">
      <style:text-properties officeooo:rsid="0f82bd44"/>
    </style:style>
    <style:style style:name="T293" style:family="text">
      <style:text-properties officeooo:rsid="0aace3cd"/>
    </style:style>
    <style:style style:name="T294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79">C</text:span><text:span text:style-name="T178">hecklist voor </text:span><text:span text:style-name="T180">de installatie</text:span><text:span text:style-name="T178">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Strong_20_Emphasis"><text:span text:style-name="T208"><text:s/></text:span></text:span><text:span text:style-name="Strong_20_Emphasis"><text:span text:style-name="T209">LTS</text:span></text:span><text:span text:style-name="T182"><text:note text:id="ftn1" text:note-class="footnote"><text:note-citation>1</text:note-citation><text:note-body><text:p text:style-name="P19"><text:span text:style-name="T213">LTS</text:span><text:span text:style-name="T219"> </text:span><text:span text:style-name="T220">staat voor</text:span><text:span text:style-name="T221"> </text:span><text:span text:style-name="T213">Long-Term Support, langetermijnondersteuning, </text:span><text:span text:style-name="T222">en </text:span><text:span text:style-name="T224">d</text:span><text:span text:style-name="T222">eze </text:span><text:span text:style-name="T229"><text:user-field-get text:name="Distro">Debian</text:user-field-get></text:span><text:span text:style-name="T230"><text:s/></text:span><text:span text:style-name="T230"><text:user-field-get text:name="Version">12</text:user-field-get></text:span><text:span text:style-name="Strong_20_Emphasis"><text:span text:style-name="T210"><text:s/></text:span></text:span><text:span text:style-name="T222">LTS </text:span><text:span text:style-name="T225">(codenaam </text:span><text:span text:style-name="T227">bookworm</text:span><text:span text:style-name="T225">) </text:span><text:span text:style-name="T220">van</text:span><text:span text:style-name="T223"> </text:span><text:span text:style-name="T227">juni</text:span><text:span text:style-name="T216"> </text:span><text:span text:style-name="Strong_20_Emphasis"><text:span text:style-name="T129"><text:user-field-get text:name="Releaseyear">2023</text:user-field-get></text:span></text:span><text:span text:style-name="T216"><text:s/></text:span><text:span text:style-name="T213">wordt </text:span><text:span text:style-name="T217">vijf</text:span><text:span text:style-name="T213"> jaar onder</text:span><text:span text:style-name="T226">steund</text:span><text:span text:style-name="T218"> </text:span><text:span text:style-name="T213">tot </text:span><text:span text:style-name="T227">juni</text:span><text:span text:style-name="T214"> </text:span><text:span text:style-name="T213">202</text:span><text:span text:style-name="T227">8</text:span><text:span text:style-name="T215">.</text:span></text:p></text:note-body></text:note></text:span><text:span text:style-name="T183"> </text:span><text:span text:style-name="T183"><text:user-field-get text:name="Edition">server</text:user-field-get></text:span><text:span text:style-name="T184">.</text:span></text:p>
      <text:p text:style-name="P36"/>
      <text:p text:style-name="P35"><text:span text:style-name="T15">Vul </text:span><text:span text:style-name="T16">achter</text:span><text:span text:style-name="T13"> de </text:span><text:span text:style-name="Definition"><text:span text:style-name="T290">ONDERSTREEPTE</text:span></text:span><text:span text:style-name="T1"> </text:span><text:span text:style-name="T14">woorden</text:span><text:span text:style-name="T13"> het</text:span><text:span text:style-name="Strong_20_Emphasis"><text:span text:style-name="T289"> </text:span></text:span><text:span text:style-name="Strong_20_Emphasis"><text:span text:style-name="T288">tekstvak</text:span></text:span><text:span text:style-name="T14"> </text:span><text:span text:style-name="T15">in,</text:span><text:span text:style-name="T14"> </text:span><text:span text:style-name="T235">zie </text:span><text:span text:style-name="T270">[</text:span><text:span text:style-name="T235">toelichting</text:span><text:span text:style-name="T270">]</text:span><text:span text:style-name="T14">:</text:span></text:p>
      <text:p text:style-name="P24"><text:span text:style-name="Definition"><text:span text:style-name="T237">g</text:span></text:span><text:span text:style-name="Definition"><text:span text:style-name="T236">ebruiker</text:span></text:span><text:span text:style-name="T241"><text:tab/><text:tab/></text:span><text:span text:style-name="T269"> <text:tab/><text:tab/></text:span><draw:control text:anchor-type="as-char" svg:y="-0.429cm" draw:z-index="7" draw:name="Gebruiker" draw:style-name="gr2" draw:text-style-name="P96" svg:width="6.002cm" svg:height="0.6cm" draw:control="control8"><svg:title>Gebruiker</svg:title><svg:desc>Volledige naam, bijv. Jan Stek</svg:desc></draw:control><text:span text:style-name="T242"><text:tab/></text:span><text:span text:style-name="T243">[</text:span><text:span text:style-name="T238">volledige naam, bijv. </text:span><text:span text:style-name="T266">J</text:span><text:span text:style-name="T267">a</text:span><text:span text:style-name="T266">n </text:span><text:span text:style-name="T267">Jansen</text:span><text:span text:style-name="T268">]</text:span></text:p>
      <text:p text:style-name="Standard"><text:span text:style-name="Definition"><text:span text:style-name="T237">g</text:span></text:span><text:span text:style-name="Definition">ebruikersnaam</text:span><text:span text:style-name="T236"><text:tab/></text:span><text:span text:style-name="T236"><draw:control text:anchor-type="as-char" svg:y="-0.429cm" draw:z-index="8" draw:name="Gberuikersnaam" draw:style-name="gr2" draw:text-style-name="P96" svg:width="6.002cm" svg:height="0.6cm" draw:control="control9"><svg:title>Gebruikersnaam</svg:title><svg:desc>Korte naam, bijv. jan</svg:desc></draw:control></text:span><text:span text:style-name="T236"><text:tab/></text:span><text:span text:style-name="T7">[</text:span><text:span text:style-name="T6">korte naam, bijv. </text:span><text:span text:style-name="T198">j</text:span><text:span text:style-name="T199">a</text:span><text:span text:style-name="T198">n</text:span><text:span text:style-name="T200">]</text:span></text:p>
      <text:p text:style-name="P21"><text:span text:style-name="Definition"><text:span text:style-name="T291">serv</text:span></text:span><text:span text:style-name="Definition">ernaam</text:span><text:span text:style-name="T244"><text:tab/><text:tab/><text:tab/></text:span><text:span text:style-name="T242"><draw:control text:anchor-type="as-char" svg:y="-0.429cm" draw:z-index="9" draw:name="Computernaam" draw:style-name="gr2" draw:text-style-name="P96" svg:width="6.002cm" svg:height="0.6cm" draw:control="control10"><svg:title>Computernaam</svg:title><svg:desc>Unieke naam van de computer</svg:desc></draw:control></text:span><text:span text:style-name="T242"><text:tab/></text:span><text:span text:style-name="T252">[</text:span><text:span text:style-name="T248">naam van de </text:span><text:span text:style-name="T254">server</text:span><text:span text:style-name="T249">, </text:span><text:span text:style-name="T250">bijv. </text:span><text:span text:style-name="T253">sv</text:span><text:span text:style-name="T251">02</text:span><text:span text:style-name="T252">]</text:span></text:p>
      <text:p text:style-name="P21"><text:span text:style-name="Definition"><text:span text:style-name="T237">o</text:span></text:span><text:span text:style-name="Definition"><text:span text:style-name="T236">pstartmenu</text:span></text:span><text:span text:style-name="T242"><text:tab/><text:tab/><text:tab/></text:span><text:span text:style-name="T242"><draw:control text:anchor-type="as-char" svg:y="-0.429cm" draw:z-index="10" draw:name="Opstartmenu" draw:style-name="gr2" draw:text-style-name="P96" svg:width="6.002cm" svg:height="0.6cm" draw:control="control11"><svg:title>Opstartmenu</svg:title><svg:desc>Toets voor het opstartmenu ("bootmenu")</svg:desc></draw:control></text:span><text:span text:style-name="T242"><text:tab/></text:span><text:span text:style-name="T252">[</text:span><text:span text:style-name="T248">to</text:span><text:span text:style-name="T255">ets voor het opstartmedium</text:span><text:span text:style-name="T256">]</text:span></text:p>
      <text:p text:style-name="P23"><text:span text:style-name="Definition"><text:span text:style-name="T245">i</text:span></text:span><text:span text:style-name="Definition"><text:span text:style-name="T246">nstellingen</text:span></text:span><text:span text:style-name="T247"><text:tab/> <text:tab/><text:tab/></text:span><text:span text:style-name="T247"><draw:control text:anchor-type="as-char" svg:y="-0.429cm" draw:z-index="6" draw:name="Instellingen" draw:style-name="gr2" draw:text-style-name="P96" svg:width="6.002cm" svg:height="0.6cm" draw:control="control7"><svg:title>Instellingen</svg:title><svg:desc>Toets voor het BIOS/UEFI-scherm ("setup")</svg:desc></draw:control></text:span><text:span text:style-name="T247"><text:tab/></text:span><text:span text:style-name="T252">[</text:span><text:span text:style-name="T248">toets voor het UEFI-BIOS-scherm</text:span><text:span text:style-name="T252">]</text:span></text:p>
      <text:p text:style-name="P22"><text:span text:style-name="Definition"><text:span text:style-name="T259">g</text:span></text:span><text:span text:style-name="Definition"><text:span text:style-name="T258">ebruiker</text:span></text:span><text:span text:style-name="Definition"><text:span text:style-name="T260">2</text:span></text:span><text:span text:style-name="T257"><text:tab/></text:span><text:span text:style-name="T269"> <text:tab/><text:tab/></text:span><text:span text:style-name="T242"><draw:control text:anchor-type="as-char" svg:y="-0.429cm" draw:z-index="15" draw:name="Gebruiker 1" draw:style-name="gr2" draw:text-style-name="P96" svg:width="6.002cm" svg:height="0.6cm" draw:control="control16"><svg:title>Gebruiker</svg:title><svg:desc>Volledige naam, bijv. Jan Stek</svg:desc></draw:control></text:span><text:span text:style-name="T242"><text:tab/></text:span><text:span text:style-name="T243">[</text:span><text:span text:style-name="T238">volledige naam </text:span><text:span text:style-name="T239">evt. 2</text:span><text:span text:style-name="T271">e</text:span><text:span text:style-name="T239"> gebruiker</text:span><text:span text:style-name="T240">]</text:span></text:p>
      <text:p text:style-name="P57"><text:span text:style-name="Definition"><text:span text:style-name="T259">g</text:span></text:span><text:span text:style-name="Definition"><text:span text:style-name="T258">ebruikersnaam</text:span></text:span><text:span text:style-name="Definition"><text:span text:style-name="T260">2</text:span></text:span><text:span text:style-name="T258"><text:tab/></text:span><text:span text:style-name="T236"><draw:control text:anchor-type="as-char" svg:y="-0.429cm" draw:z-index="16" draw:name="Gberuikersnaam 1" draw:style-name="gr2" draw:text-style-name="P96" svg:width="6.002cm" svg:height="0.6cm" draw:control="control17"><svg:title>Gebruikersnaam</svg:title><svg:desc>Korte naam, bijv. jan</svg:desc></draw:control></text:span><text:span text:style-name="T236"><text:tab/></text:span><text:span text:style-name="T262">[</text:span><text:span text:style-name="T261">korte naam</text:span><text:span text:style-name="T263"> </text:span><text:span text:style-name="T264">evt. 2</text:span><text:span text:style-name="T272">e</text:span><text:span text:style-name="T264"> gebruiker</text:span><text:span text:style-name="T265">]</text:span></text:p>
      <text:p text:style-name="P25"><text:span text:style-name="T185">Vervang </text:span><text:span text:style-name="T188">de</text:span><text:span text:style-name="T185"> </text:span><text:span text:style-name="Definition"><text:span text:style-name="T18">ONDERSTREEPTE</text:span></text:span><text:span text:style-name="T185"> </text:span><text:span text:style-name="T186">woorden </text:span><text:span text:style-name="T185">in deze checklist door </text:span><text:span text:style-name="T188">d</text:span><text:span text:style-name="T190">i</text:span><text:span text:style-name="T188">e </text:span><text:span text:style-name="T189">in </text:span><text:span text:style-name="T190">het</text:span><text:span text:style-name="Strong_20_Emphasis"><text:span text:style-name="T42"> </text:span></text:span><text:span text:style-name="Strong_20_Emphasis"><text:span text:style-name="T62">tekstvak</text:span></text:span><text:span text:style-name="T185">.</text:span></text:p>
      <text:p text:style-name="P29"/>
      <text:p text:style-name="P29"/>
      <text:p text:style-name="P27"><text:span text:style-name="T196">Nieuwe installatie?</text:span><text:span text:style-name="T187"><text:tab/></text:span><text:span text:style-name="T192"></text:span><text:span text:style-name="T194"><text:tab/></text:span><text:span text:style-name="T193">B</text:span><text:span text:style-name="T187">egin bij hoofdstuk </text:span><text:span text:style-name="T196"><text:bookmark-ref text:reference-format="page" text:ref-name="__RefNumPara__4009_1271708128">2</text:bookmark-ref></text:span><text:span text:style-name="T196"><text:s text:c="2"/></text:span><text:span text:style-name="T197"><text:bookmark-ref text:reference-format="text" text:ref-name="__RefNumPara__4009_1271708128">Installatie uitvoeren</text:bookmark-ref></text:span><text:span text:style-name="T191">.</text:span></text:p>
      <text:p text:style-name="P26"><text:span text:style-name="Strong_20_Emphasis"><text:span text:style-name="T195"/></text:span></text:p>
      <text:p text:style-name="P26"><text:span text:style-name="Strong_20_Emphasis"><text:span text:style-name="T195"/></text:span></text:p>
      <text:list xml:id="list3435637418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8" draw:name="Vorm 2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38"><text:note text:id="ftn2" text:note-class="footnote"><text:note-citation>2</text:note-citation><text:note-body><text:p text:style-name="P18"><text:span text:style-name="T144">E</text:span><text:span text:style-name="T147">v</text:span><text:span text:style-name="T148">en</text:span><text:span text:style-name="T150">t</text:span><text:span text:style-name="T151">uele </text:span><text:span text:style-name="T152">extra </text:span><text:span text:style-name="Definition"><text:span text:style-name="T275">gebruiker</text:span></text:span><text:span text:style-name="T152">s aanmelden </text:span><text:span text:style-name="T153">en dezelfde stappen uitvoeren</text:span><text:span text:style-name="T149">.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1" draw:name="Vorm4" draw:style-name="gr1" draw:text-style-name="P9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7">Installeer </text:span></text:span><text:span text:style-name="Strong_20_Emphasis"><text:span text:style-name="T61">pakket kz</text:span></text:span><text:span text:style-name="Strong_20_Emphasis"><text:span text:style-name="T61"><text:note text:id="ftn3" text:note-class="footnote"><text:note-citation>3</text:note-citation><text:note-body><text:p text:style-name="P62"><text:span text:style-name="T281">Debian-</text:span><text:span text:style-name="T282">p</text:span>akket kz plaatst documenten en scripts van Karel Zimmer <text:span text:style-name="T280">(zie 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169">) </text:span></text:span>voor het installeren en beheren van Debian en op Debian gebaseerd systeem zoals Ubuntu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49"><text:span text:style-name="T4">Typ</text:span><text:span text:style-name="Strong_20_Emphasis"><text:span text:style-name="T44">, of </text:span></text:span><text:span text:style-name="Strong_20_Emphasis"><text:span text:style-name="T43">kopieer en plak, de</text:span></text:span><text:span text:style-name="Strong_20_Emphasis"><text:span text:style-name="T45">z</text:span></text:span><text:span text:style-name="Strong_20_Emphasis"><text:span text:style-name="T43">e </text:span></text:span><text:span text:style-name="Strong_20_Emphasis"><text:span text:style-name="T65">twee</text:span></text:span><text:span text:style-name="Strong_20_Emphasis"><text:span text:style-name="T46"> </text:span></text:span><text:span text:style-name="Strong_20_Emphasis"><text:span text:style-name="T43">opdrachten, ieder gevolgd door de </text:span></text:span><text:span text:style-name="Strong_20_Emphasis"><text:span text:style-name="T40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5" office:value-type="string">
            <text:p text:style-name="P65"><text:span text:style-name="User_20_Entry"><text:span text:style-name="T20">wget karelzimmer.nl/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6" office:value-type="string">
            <text:p text:style-name="P65"><text:span text:style-name="User_20_Entry"><text:span text:style-name="T20">bash </text:span></text:span><text:span text:style-name="User_20_Entry"><text:span text:style-name="T21">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51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3"><draw:control text:anchor-type="as-char" draw:z-index="20" draw:name="Vorm 6" draw:style-name="gr1" draw:text-style-name="P95" svg:width="0.35cm" svg:height="0.35cm" draw:control="control21"/></text:span></text:span></text:p>
          </table:table-cell>
          <table:table-cell table:style-name="_31_._5f_Installatie_5f_voorbereiden.D9" office:value-type="string">
            <text:p text:style-name="P47"><text:span text:style-name="Strong_20_Emphasis"><text:span text:style-name="T41">Bereid de installatie voor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0" office:value-type="string">
            <text:p text:style-name="P86"><text:span text:style-name="Strong_20_Emphasis"><text:span text:style-name="T66">Typ</text:span></text:span><text:span text:style-name="Strong_20_Emphasis"><text:span text:style-name="T43"> opdracht 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1" office:value-type="string">
            <text:p text:style-name="P79"><text:span text:style-name="Strong_20_Emphasis"><text:span text:style-name="T49">K</text:span></text:span><text:span text:style-name="Strong_20_Emphasis"><text:span text:style-name="T50">ie</text:span></text:span><text:span text:style-name="Strong_20_Emphasis"><text:span text:style-name="T51">s</text:span></text:span><text:span text:style-name="Strong_20_Emphasis"><text:span text:style-name="T48"> </text:span></text:span><text:span text:style-name="Strong_20_Emphasis"><text:span text:style-name="T96">1</text:span></text:span><text:span text:style-name="Strong_20_Emphasis"><text:span text:style-name="T63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2" office:value-type="string">
            <text:p text:style-name="P52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3"/>
      <text:list xml:id="list173224515616620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73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4"><text:span text:style-name="T211">Start de computer op vanaf </text:span><text:span text:style-name="T212">een </text:span><text:span text:style-name="T204"><text:user-field-get text:name="Distro">Debian</text:user-field-get></text:span><text:span text:style-name="T205"><text:s/></text:span><text:span text:style-name="T205"><text:user-field-get text:name="Version">12</text:user-field-get></text:span><text:span text:style-name="Strong_20_Emphasis"><text:span text:style-name="T202"><text:s/></text:span></text:span><text:span text:style-name="Strong_20_Emphasis"><text:span text:style-name="T207">Live</text:span></text:span><text:span text:style-name="T105"><text:note text:id="ftn4" text:note-class="footnote"><text:note-citation>1</text:note-citation><text:note-body><text:p text:style-name="P20"><text:span text:style-name="T273">Vanaf een Live </text:span><text:span text:style-name="T292">usb</text:span><text:span text:style-name="T293">-stick </text:span><text:span text:style-name="T294">(</text:span><text:span text:style-name="T293">of </text:span><text:span text:style-name="T294">dvd</text:span><text:span text:style-name="T228">)</text:span><text:span text:style-name="T276"> </text:span><text:span text:style-name="T273">kunt u opstarten en met </text:span><text:span text:style-name="T231"><text:user-field-get text:name="Distro">Debian</text:user-field-get></text:span><text:span text:style-name="T232"><text:s/></text:span><text:span text:style-name="T273">werken zonder deze te installeren.</text:span></text:p></text:note-body></text:note></text:span><text:span text:style-name="T104"> </text:span><text:span text:style-name="T109">usb</text:span><text:span text:style-name="T106">-stick</text:span><text:span text:style-name="T106"><text:note text:id="ftn5" text:note-class="footnote"><text:note-citation>2</text:note-citation><text:note-body><text:p text:style-name="P89"><text:span text:style-name="Strong_20_Emphasis"><text:span text:style-name="T122">D</text:span></text:span><text:span text:style-name="Strong_20_Emphasis"><text:span text:style-name="T114">ow</text:span></text:span><text:span text:style-name="Strong_20_Emphasis"><text:span text:style-name="T115">nload </text:span></text:span><text:span text:style-name="Strong_20_Emphasis"><text:span text:style-name="T112">e</text:span></text:span><text:span text:style-name="Strong_20_Emphasis"><text:span text:style-name="T116">e</text:span></text:span><text:span text:style-name="Strong_20_Emphasis"><text:span text:style-name="T117">n</text:span></text:span><text:span text:style-name="Strong_20_Emphasis"><text:span text:style-name="T143"> </text:span></text:span><text:span text:style-name="Strong_20_Emphasis"><text:span text:style-name="T172">cd</text:span></text:span><text:span text:style-name="Strong_20_Emphasis"><text:span text:style-name="T166">-beeldbestand</text:span></text:span><text:span text:style-name="Strong_20_Emphasis"><text:span text:style-name="T115"> </text:span></text:span><text:span text:style-name="Strong_20_Emphasis"><text:span text:style-name="T124">(.iso) </text:span></text:span><text:span text:style-name="Strong_20_Emphasis"><text:span text:style-name="T118">v</text:span></text:span><text:span text:style-name="Strong_20_Emphasis"><text:span text:style-name="T119">anaf</text:span></text:span><text:span text:style-name="Strong_20_Emphasis"><text:span text:style-name="T120"> </text:span></text:span><text:a xlink:type="simple" xlink:href="https://www.debian.org/CD/live/" text:style-name="Internet_20_link" text:visited-style-name="Visited_20_Internet_20_Link"><text:span text:style-name="Strong_20_Emphasis"><text:span text:style-name="T277">debian.org/cd/live</text:span></text:span></text:a><text:span text:style-name="Strong_20_Emphasis"><text:span text:style-name="T120">, </text:span></text:span><text:span text:style-name="Strong_20_Emphasis"><text:span text:style-name="T125">klik onder </text:span></text:span><text:span text:style-name="Strong_20_Emphasis"><text:span text:style-name="T130">DVD/USB</text:span></text:span><text:span text:style-name="Strong_20_Emphasis"><text:span text:style-name="T125"> op </text:span></text:span><text:span text:style-name="Strong_20_Emphasis"><text:span text:style-name="T130">amd64</text:span></text:span><text:span text:style-name="Strong_20_Emphasis"><text:span text:style-name="T125">.</text:span></text:span><text:span text:style-name="Strong_20_Emphasis"><text:span text:style-name="T120"><text:line-break/></text:span></text:span><text:span text:style-name="Strong_20_Emphasis"><text:span text:style-name="T126">K</text:span></text:span><text:span text:style-name="Strong_20_Emphasis"><text:span text:style-name="T123">lik op</text:span></text:span><text:span text:style-name="Strong_20_Emphasis"><text:span text:style-name="T121"> </text:span></text:span><text:span text:style-name="Strong_20_Emphasis"><text:span text:style-name="T131">debian-live-1</text:span></text:span><text:span text:style-name="Strong_20_Emphasis"><text:span text:style-name="T130">2</text:span></text:span><text:span text:style-name="Strong_20_Emphasis"><text:span text:style-name="T131">.</text:span></text:span><text:span text:style-name="Strong_20_Emphasis"><text:span text:style-name="T132">x</text:span></text:span><text:span text:style-name="Strong_20_Emphasis"><text:span text:style-name="T131">.</text:span></text:span><text:span text:style-name="Strong_20_Emphasis"><text:span text:style-name="T132">y</text:span></text:span><text:span text:style-name="Strong_20_Emphasis"><text:span text:style-name="T133">-</text:span></text:span><text:span text:style-name="Strong_20_Emphasis"><text:span text:style-name="T131">amd64-</text:span></text:span><text:span text:style-name="Strong_20_Emphasis"><text:span text:style-name="T128">s</text:span></text:span><text:span text:style-name="Strong_20_Emphasis"><text:span text:style-name="T131">tan</text:span></text:span><text:span text:style-name="Strong_20_Emphasis"><text:span text:style-name="T135">dard</text:span></text:span><text:span text:style-name="Strong_20_Emphasis"><text:span text:style-name="T134">.iso</text:span></text:span><text:span text:style-name="Strong_20_Emphasis"><text:span text:style-name="T115">.<text:line-break/></text:span></text:span><text:span text:style-name="Strong_20_Emphasis"><text:span text:style-name="T122">Plaats een </text:span></text:span><text:span text:style-name="Strong_20_Emphasis"><text:span text:style-name="T127">usb</text:span></text:span><text:span text:style-name="Strong_20_Emphasis"><text:span text:style-name="T115">-stick </text:span></text:span><text:span text:style-name="Strong_20_Emphasis"><text:span text:style-name="T122">van minimaal </text:span></text:span><text:span text:style-name="Strong_20_Emphasis"><text:span text:style-name="T128">2</text:span></text:span><text:span text:style-name="Strong_20_Emphasis"><text:span text:style-name="T115"> GB.<text:line-break/></text:span></text:span><text:span text:style-name="Strong_20_Emphasis"><text:span text:style-name="T154">Zoek</text:span></text:span><text:span text:style-name="Strong_20_Emphasis"><text:span text:style-name="T155"> </text:span></text:span><text:span text:style-name="Strong_20_Emphasis"><text:span text:style-name="T174">s</text:span></text:span><text:span text:style-name="Strong_20_Emphasis"><text:span text:style-name="T175">ch</text:span></text:span><text:span text:style-name="Strong_20_Emphasis"><text:span text:style-name="T155"> en klik op het pictogram van</text:span></text:span><text:span text:style-name="Strong_20_Emphasis"><text:span text:style-name="T156"> </text:span></text:span><text:span text:style-name="Strong_20_Emphasis"><text:span text:style-name="T177">Schijven</text:span></text:span><text:span text:style-name="Strong_20_Emphasis"><text:span text:style-name="T157">. Selecteer de </text:span></text:span><text:span text:style-name="Strong_20_Emphasis"><text:span text:style-name="T173">usb</text:span></text:span><text:span text:style-name="Strong_20_Emphasis"><text:span text:style-name="T157">-stick in de lijst van schijven aan de linkerkant en klik rechtsboven op </text:span></text:span><text:span text:style-name="Strong_20_Emphasis"><text:span text:style-name="T176">Schijfinstellingen</text:span></text:span><text:span text:style-name="Strong_20_Emphasis"><text:span text:style-name="T157"> </text:span></text:span><text:span text:style-name="Strong_20_Emphasis"><text:span text:style-name="T176">⋮</text:span></text:span><text:span text:style-name="Strong_20_Emphasis"><text:span text:style-name="T157"> (icoontje met de drie puntjes).</text:span></text:span></text:p><text:p text:style-name="P63"><text:span text:style-name="Strong_20_Emphasis"><text:span text:style-name="T157"><text:tab/>Kies </text:span></text:span><text:span text:style-name="Strong_20_Emphasis"><text:span text:style-name="T176">Schijfkopie terugzetten</text:span></text:span><text:span text:style-name="Strong_20_Emphasis"><text:span text:style-name="T157"> en selecteer </text:span></text:span><text:span text:style-name="Strong_20_Emphasis"><text:span text:style-name="T168">het net</text:span></text:span><text:span text:style-name="Strong_20_Emphasis"><text:span text:style-name="T166"> gedownloade </text:span></text:span><text:span text:style-name="Strong_20_Emphasis"><text:span text:style-name="T172">cd</text:span></text:span><text:span text:style-name="Strong_20_Emphasis"><text:span text:style-name="T166">-beeldbestand </text:span></text:span><text:span text:style-name="Strong_20_Emphasis"><text:span text:style-name="T167">(.iso)</text:span></text:span><text:span text:style-name="Strong_20_Emphasis"><text:span text:style-name="T166">.</text:span></text:span></text:p><text:p text:style-name="P58"><text:span text:style-name="Strong_20_Emphasis"><text:span text:style-name="T157"><text:tab/>Klik op </text:span></text:span><text:span text:style-name="Strong_20_Emphasis"><text:span text:style-name="T176">Terugzetten starten</text:span></text:span><text:span text:style-name="Strong_20_Emphasis"><text:span text:style-name="T157"> en vervolgens op </text:span></text:span><text:span text:style-name="Strong_20_Emphasis"><text:span text:style-name="T176">Terugzetten</text:span></text:span><text:span text:style-name="Strong_20_Emphasis"><text:span text:style-name="T158">.<text:line-break/></text:span></text:span><text:span text:style-name="Strong_20_Emphasis"><text:span text:style-name="T170">O</text:span></text:span><text:span text:style-name="Strong_20_Emphasis"><text:span text:style-name="T159">f </text:span></text:span><text:span text:style-name="Strong_20_Emphasis"><text:span text:style-name="T160">gebruik </text:span></text:span><text:span text:style-name="Strong_20_Emphasis"><text:span text:style-name="T161">het programma </text:span></text:span><text:span text:style-name="Strong_20_Emphasis"><text:span text:style-name="T145">Etche</text:span></text:span><text:span text:style-name="Strong_20_Emphasis"><text:span text:style-name="T146">r</text:span></text:span><text:span text:style-name="Strong_20_Emphasis"><text:span text:style-name="T161"> </text:span></text:span><text:span text:style-name="Strong_20_Emphasis"><text:span text:style-name="T162">(</text:span></text:span><text:a xlink:type="simple" xlink:href="https://www.balena.io/etcher/" text:style-name="Internet_20_link" text:visited-style-name="Visited_20_Internet_20_Link"><text:span text:style-name="Strong_20_Emphasis"><text:span text:style-name="T278">etcher.io</text:span></text:span></text:a><text:span text:style-name="Strong_20_Emphasis"><text:span text:style-name="T162">) </text:span></text:span><text:span text:style-name="Strong_20_Emphasis"><text:span text:style-name="T171">dat </text:span></text:span><text:span text:style-name="Strong_20_Emphasis"><text:span text:style-name="T159">beschikbaar </text:span></text:span><text:span text:style-name="Strong_20_Emphasis"><text:span text:style-name="T171">is </text:span></text:span><text:span text:style-name="Strong_20_Emphasis"><text:span text:style-name="T159">voor </text:span></text:span><text:span text:style-name="Strong_20_Emphasis"><text:span text:style-name="T157">Windows, </text:span></text:span><text:span text:style-name="Strong_20_Emphasis"><text:span text:style-name="T163">mac</text:span></text:span><text:span text:style-name="Strong_20_Emphasis"><text:span text:style-name="T164">OS</text:span></text:span><text:span text:style-name="Strong_20_Emphasis"><text:span text:style-name="T161">, </text:span></text:span><text:span text:style-name="Strong_20_Emphasis"><text:span text:style-name="T162">en </text:span></text:span><text:span text:style-name="Strong_20_Emphasis"><text:span text:style-name="T161">Linux</text:span></text:span><text:span text:style-name="Strong_20_Emphasis"><text:span text:style-name="T165">.</text:span></text:span></text:p></text:note-body></text:note></text:span><text:span text:style-name="T104"> </text:span><text:span text:style-name="T110">of dvd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2" office:value-type="string">
            <text:p text:style-name="P78"><text:span text:style-name="T107">Opstart/</text:span><text:span text:style-name="T108">bootmenu</text:span><text:span text:style-name="T107"> </text:span><text:span text:style-name="T104">via </text:span><text:span text:style-name="Definition"><text:span text:style-name="T5">opstartmenu</text:span></text:span><text:span text:style-name="T104"> </text:span><text:span text:style-name="T111">en </text:span><text:span text:style-name="T107">instellingen/</text:span><text:span text:style-name="T108">setup</text:span><text:span text:style-name="T104"> via </text:span><text:span text:style-name="Definition"><text:span text:style-name="T5">instellingen</text:span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37"/></text:span></text:p>
          </table:table-cell>
          <table:table-cell table:style-name="_32_._5f_Installatie_5f_uitvoeren.C3" office:value-type="string">
            <text:p text:style-name="P40"><text:span text:style-name="Strong_20_Emphasis"><text:span text:style-name="T79">Selecteer </text:span></text:span><text:span text:style-name="Strong_20_Emphasis"><text:span text:style-name="T27">Start inst</text:span></text:span><text:span text:style-name="Strong_20_Emphasis"><text:span text:style-name="T29">a</text:span></text:span><text:span text:style-name="Strong_20_Emphasis"><text:span text:style-name="T27">ller</text:span></text:span><text:span text:style-name="Strong_20_Emphasis"><text:span text:style-name="T74"> en </text:span></text:span><text:span text:style-name="Strong_20_Emphasis"><text:span text:style-name="T79">d</text:span></text:span><text:span text:style-name="Strong_20_Emphasis"><text:span text:style-name="T74">ruk op de </text:span></text:span><text:span text:style-name="Strong_20_Emphasis"><text:span text:style-name="T75">Enter</text:span></text:span><text:span text:style-name="Strong_20_Emphasis"><text:span text:style-name="T74">-toets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5" office:value-type="string">
            <text:p text:style-name="P39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73"><draw:control text:anchor-type="as-char" draw:z-index="17" draw:name="Vorm13_ 1" draw:style-name="gr1" draw:text-style-name="P95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7"><text:span text:style-name="Strong_20_Emphasis"><text:span text:style-name="T30">Bij </text:span></text:span><text:span text:style-name="Strong_20_Emphasis"><text:span text:style-name="T88">Select a language</text:span></text:span><text:span text:style-name="Strong_20_Emphasis"><text:span text:style-name="T30"> kies </text:span></text:span><text:span text:style-name="Strong_20_Emphasis"><text:span text:style-name="T91">Dutch</text:span></text:span><text:span text:style-name="Strong_20_Emphasis"><text:span text:style-name="T30"> en klik op </text:span></text:span><text:span text:style-name="Strong_20_Emphasis"><text:span text:style-name="T88">Continu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text:span text:style-name="Strong_20_Emphasis"><text:span text:style-name="T73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6"><text:span text:style-name="Strong_20_Emphasis"><text:span text:style-name="T76">Bij </text:span></text:span><text:span text:style-name="Strong_20_Emphasis"><text:span text:style-name="T84">Het netwerk configureren</text:span></text:span><text:span text:style-name="Strong_20_Emphasis"><text:span text:style-name="T76">: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82"><text:span text:style-name="Strong_20_Emphasis"><text:span text:style-name="T78">V</text:span></text:span><text:span text:style-name="Strong_20_Emphasis"><text:span text:style-name="T76">ul in </text:span></text:span><text:span text:style-name="Strong_20_Emphasis"><text:span text:style-name="T89">C</text:span></text:span><text:span text:style-name="Strong_20_Emphasis"><text:span text:style-name="T86">omputer</text:span></text:span><text:span text:style-name="Strong_20_Emphasis"><text:span text:style-name="T89">naam</text:span></text:span><text:span text:style-name="Strong_20_Emphasis"><text:span text:style-name="T33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9">, </text:span></text:span><text:span text:style-name="Strong_20_Emphasis"><text:span text:style-name="T70">en </text:span></text:span><text:span text:style-name="Strong_20_Emphasis"><text:span text:style-name="T71">kl</text:span></text:span><text:span text:style-name="Strong_20_Emphasis"><text:span text:style-name="T72">ik op </text:span></text:span><text:span text:style-name="Strong_20_Emphasis"><text:span text:style-name="T92">V</text:span></text:span><text:span text:style-name="Strong_20_Emphasis"><text:span text:style-name="T93">erdergaan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><draw:control text:anchor-type="as-char" draw:z-index="23" draw:name="Vorm 1" draw:style-name="gr1" draw:text-style-name="P95" svg:width="0.35cm" svg:height="0.35cm" draw:control="control24"/></text:p>
          </table:table-cell>
          <table:table-cell table:style-name="_32_._5f_Installatie_5f_uitvoeren.C9" office:value-type="string">
            <text:p text:style-name="P80">Bij <text:span text:style-name="T27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9" office:value-type="string">
            <text:p text:style-name="P85"><text:span text:style-name="T233">Stel geen </text:span><text:span text:style-name="T234">Root</text:span><text:span text:style-name="T233">-wachtwoord in, klik gewoon op </text:span><text:span text:style-name="Strong_20_Emphasis"><text:span text:style-name="T94">V</text:span></text:span><text:span text:style-name="Strong_20_Emphasis"><text:span text:style-name="T95">erdergaan</text:span></text:span><text:span text:style-name="Strong_20_Emphasis"><text:span text:style-name="T68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81"><text:span text:style-name="Strong_20_Emphasis"><text:span text:style-name="T78">V</text:span></text:span><text:span text:style-name="Strong_20_Emphasis"><text:span text:style-name="T76">ul in </text:span></text:span><text:span text:style-name="Strong_20_Emphasis"><text:span text:style-name="T85">Wat is </text:span></text:span><text:span text:style-name="Strong_20_Emphasis"><text:span text:style-name="T89">de volledige </text:span></text:span><text:span text:style-name="Strong_20_Emphasis"><text:span text:style-name="T85">naam </text:span></text:span><text:span text:style-name="Strong_20_Emphasis"><text:span text:style-name="T89">van de nieuwe gebruiker</text:span></text:span><text:span text:style-name="Strong_20_Emphasis"><text:span text:style-name="T85">?</text:span></text:span><text:span text:style-name="Strong_20_Emphasis"><text:span text:style-name="T31"> </text:span></text:span><text:span text:style-name="Definition"><text:span text:style-name="T8">gebruiker</text:span></text:span><text:span text:style-name="Strong_20_Emphasis"><text:span text:style-name="T69">, </text:span></text:span><text:span text:style-name="Strong_20_Emphasis"><text:span text:style-name="T70">en </text:span></text:span><text:span text:style-name="Strong_20_Emphasis"><text:span text:style-name="T71">kl</text:span></text:span><text:span text:style-name="Strong_20_Emphasis"><text:span text:style-name="T72">ik op </text:span></text:span><text:span text:style-name="Strong_20_Emphasis"><text:span text:style-name="T92">V</text:span></text:span><text:span text:style-name="Strong_20_Emphasis"><text:span text:style-name="T93">erdergaan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4" office:value-type="string">
            <text:p text:style-name="P84"><text:span text:style-name="Strong_20_Emphasis"><text:span text:style-name="T78">V</text:span></text:span><text:span text:style-name="Strong_20_Emphasis"><text:span text:style-name="T76">ul in </text:span></text:span><text:span text:style-name="Strong_20_Emphasis"><text:span text:style-name="T85">W</text:span></text:span><text:span text:style-name="Strong_20_Emphasis"><text:span text:style-name="T90">at is de gebruikersnaam voor uw </text:span></text:span><text:span text:style-name="Strong_20_Emphasis"><text:span text:style-name="T85"><text:s/></text:span></text:span><text:span text:style-name="Strong_20_Emphasis"><text:span text:style-name="T90">account</text:span></text:span><text:span text:style-name="Strong_20_Emphasis"><text:span text:style-name="T85">?</text:span></text:span><text:span text:style-name="Strong_20_Emphasis"><text:span text:style-name="T32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0">,</text:span></text:span><text:span text:style-name="Strong_20_Emphasis"><text:span text:style-name="T69"> </text:span></text:span><text:span text:style-name="Strong_20_Emphasis"><text:span text:style-name="T70">en </text:span></text:span><text:span text:style-name="Strong_20_Emphasis"><text:span text:style-name="T71">kl</text:span></text:span><text:span text:style-name="Strong_20_Emphasis"><text:span text:style-name="T72">ik op </text:span></text:span><text:span text:style-name="Strong_20_Emphasis"><text:span text:style-name="T92">V</text:span></text:span><text:span text:style-name="Strong_20_Emphasis"><text:span text:style-name="T93">erdergaan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16" office:value-type="string">
            <text:p text:style-name="P83"><text:span text:style-name="Strong_20_Emphasis"><text:span text:style-name="T36">Geef</text:span></text:span><text:span text:style-name="Strong_20_Emphasis"><text:span text:style-name="T31"> </text:span></text:span><text:span text:style-name="Strong_20_Emphasis"><text:span text:style-name="T34">tweemaal </text:span></text:span><text:span text:style-name="Strong_20_Emphasis"><text:span text:style-name="T36">een </text:span></text:span><text:span text:style-name="Strong_20_Emphasis"><text:span text:style-name="T87">wachtwoord</text:span></text:span><text:span text:style-name="Strong_20_Emphasis"><text:span text:style-name="T82">,</text:span></text:span><text:span text:style-name="Strong_20_Emphasis"><text:span text:style-name="T69"> </text:span></text:span><text:span text:style-name="Strong_20_Emphasis"><text:span text:style-name="T70">en </text:span></text:span><text:span text:style-name="Strong_20_Emphasis"><text:span text:style-name="T71">kl</text:span></text:span><text:span text:style-name="Strong_20_Emphasis"><text:span text:style-name="T72">ik op </text:span></text:span><text:span text:style-name="Strong_20_Emphasis"><text:span text:style-name="T92">V</text:span></text:span><text:span text:style-name="Strong_20_Emphasis"><text:span text:style-name="T93">erdergaan</text:span></text:span><text:span text:style-name="Strong_20_Emphasis"><text:span text:style-name="T72">.</text:span></text:span></text:p>
          </table:table-cell>
        </table:table-row>
      </table:table>
      <text:p text:style-name="P42"><text:span text:style-name="Strong_20_Emphasis"><text:span text:style-name="T81"/></text:span></text:p>
      <text:list xml:id="list173223105114356" text:continue-numbering="true" text:style-name="L1">
        <text:list-item>
          <text:p text:style-name="P94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3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73"><draw:control text:anchor-type="as-char" draw:z-index="4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73"><draw:control text:anchor-type="as-char" draw:z-index="12" draw:name="Vorm4_1" draw:style-name="gr1" draw:text-style-name="P95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37">Installeer </text:span></text:span><text:span text:style-name="Strong_20_Emphasis"><text:span text:style-name="T61">pakket kz</text:span></text:span><text:span text:style-name="Strong_20_Emphasis"><text:span text:style-name="T61"><text:note text:id="ftn6" text:note-class="footnote"><text:note-citation>1</text:note-citation><text:note-body><text:p text:style-name="P60"><text:span text:style-name="T281">Debian-</text:span><text:span text:style-name="T282">p</text:span>akket kz plaatst documenten en scripts van Karel Zimmer <text:span text:style-name="T280">(zie </text:span><text:a xlink:type="simple" xlink:href="https://karelzimmer.nl/" text:style-name="Internet_20_link" text:visited-style-name="Visited_20_Internet_20_Link"><text:span text:style-name="Strong_20_Emphasis"><text:span text:style-name="T279">karelzimmer.nl</text:span></text:span></text:a><text:span text:style-name="Strong_20_Emphasis"><text:span text:style-name="T169">) </text:span></text:span>voor het installeren en beheren van Debian en op Debian gebaseerd systeem zoals Ubuntu..</text:p></text:note-body></text:note></text:span></text:span><text:span text:style-name="Strong_20_Emphasis"><text:span text:style-name="T61">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48"><text:span text:style-name="T4">Typ</text:span><text:span text:style-name="Strong_20_Emphasis"><text:span text:style-name="T44">, of </text:span></text:span><text:span text:style-name="Strong_20_Emphasis"><text:span text:style-name="T43">kopieer en plak, de</text:span></text:span><text:span text:style-name="Strong_20_Emphasis"><text:span text:style-name="T53">z</text:span></text:span><text:span text:style-name="Strong_20_Emphasis"><text:span text:style-name="T54">e</text:span></text:span><text:span text:style-name="Strong_20_Emphasis"><text:span text:style-name="T43"> </text:span></text:span><text:span text:style-name="Strong_20_Emphasis"><text:span text:style-name="T67">twee</text:span></text:span><text:span text:style-name="Strong_20_Emphasis"><text:span text:style-name="T46"> </text:span></text:span><text:span text:style-name="Strong_20_Emphasis"><text:span text:style-name="T43">opdrachten, ieder gevolgd door de </text:span></text:span><text:span text:style-name="Strong_20_Emphasis"><text:span text:style-name="T40">Enter</text:span></text:span><text:span text:style-name="Strong_20_Emphasis"><text:span text:style-name="T39">-toets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5" office:value-type="string">
            <text:p text:style-name="P65"><text:span text:style-name="User_20_Entry"><text:span text:style-name="T20">wget karelzimmer.nl/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6" office:value-type="string">
            <text:p text:style-name="P65"><text:span text:style-name="User_20_Entry"><text:span text:style-name="T20">bash </text:span></text:span><text:span text:style-name="User_20_Entry"><text:span text:style-name="T21">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7" office:value-type="string">
            <text:p text:style-name="P50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8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73"><draw:control text:anchor-type="as-char" draw:z-index="5" draw:name="Vorm33" draw:style-name="gr1" draw:text-style-name="P95" svg:width="0.35cm" svg:height="0.35cm" draw:control="control6"/></text:span></text:span></text:p>
          </table:table-cell>
          <table:table-cell table:style-name="_33_._5f_Installatie_5f_afronden.C9" office:value-type="string">
            <text:p text:style-name="P46"><text:span text:style-name="Strong_20_Emphasis"><text:span text:style-name="T55">Rond de</text:span></text:span><text:span text:style-name="Strong_20_Emphasis"><text:span text:style-name="T56"> installatie </text:span></text:span><text:span text:style-name="Strong_20_Emphasis"><text:span text:style-name="T55">af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0" office:value-type="string">
            <text:p text:style-name="P86"><text:span text:style-name="Strong_20_Emphasis"><text:span text:style-name="T66">Typ</text:span></text:span><text:span text:style-name="Strong_20_Emphasis"><text:span text:style-name="T43"> opdracht 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37"/></text:span></text:p>
          </table:table-cell>
          <table:table-cell table:style-name="_33_._5f_Installatie_5f_afronden.C11" office:value-type="string">
            <text:p text:style-name="P79"><text:span text:style-name="Strong_20_Emphasis"><text:span text:style-name="T52">K</text:span></text:span><text:span text:style-name="Strong_20_Emphasis"><text:span text:style-name="T50">ie</text:span></text:span><text:span text:style-name="Strong_20_Emphasis"><text:span text:style-name="T51">s </text:span></text:span><text:span text:style-name="Strong_20_Emphasis"><text:span text:style-name="T97">3</text:span></text:span><text:span text:style-name="Strong_20_Emphasis"><text:span text:style-name="T63">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2" office:value-type="string">
            <text:p text:style-name="P52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3"><text:span text:style-name="Strong_20_Emphasis"><text:span text:style-name="T35"><text:tab/></text:span></text:span></text:p>
      <text:p text:style-name="P44"><text:span text:style-name="Strong_20_Emphasis"><text:span text:style-name="T48"><text:tab/></text:span></text:span></text:p>
      <text:list xml:id="list173224003863913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4"/>
          </table:table-cell>
          <table:table-cell table:style-name="Tabel2.A1" office:value-type="string">
            <text:p text:style-name="P74"><text:span text:style-name="Strong_20_Emphasis"><text:span text:style-name="T73"><draw:control text:anchor-type="as-char" draw:z-index="13" draw:name="Vorm36_0" draw:style-name="gr1" draw:text-style-name="P95" svg:width="0.35cm" svg:height="0.35cm" draw:control="control14"/></text:span></text:span></text:p>
          </table:table-cell>
          <table:table-cell table:style-name="Tabel2.A1" office:value-type="string">
            <text:p text:style-name="P74"><text:span text:style-name="Strong_20_Emphasis"><text:span text:style-name="T73"><draw:control text:anchor-type="as-char" draw:z-index="21" draw:name="Vorm36_ 1" draw:style-name="gr1" draw:text-style-name="P95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5">Aanmelden als </text:span></text:span><text:span text:style-name="Definition"><text:span text:style-name="T8">gebruiker</text:span></text:span><text:span text:style-name="Strong_20_Emphasis"><text:span text:style-name="T38"><text:note text:id="ftn7" text:note-class="footnote"><text:note-citation>1</text:note-citation><text:note-body><text:p text:style-name="P55"><text:span text:style-name="User_20_Entry"><text:span text:style-name="T113">E</text:span></text:span><text:span text:style-name="User_20_Entry"><text:span text:style-name="T136">v</text:span></text:span><text:span text:style-name="User_20_Entry"><text:span text:style-name="T137">en</text:span></text:span><text:span text:style-name="User_20_Entry"><text:span text:style-name="T139">t</text:span></text:span><text:span text:style-name="User_20_Entry"><text:span text:style-name="T140">uele </text:span></text:span><text:span text:style-name="User_20_Entry"><text:span text:style-name="T141">extra </text:span></text:span><text:span text:style-name="Definition"><text:span text:style-name="T275">gebruiker</text:span></text:span><text:span text:style-name="User_20_Entry"><text:span text:style-name="T141">s aanmelden </text:span></text:span><text:span text:style-name="User_20_Entry"><text:span text:style-name="T142">en dezelfde stappen uitvoeren</text:span></text:span><text:span text:style-name="User_20_Entry"><text:span text:style-name="T138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><text:span text:style-name="Strong_20_Emphasis"><text:span text:style-name="T73"><draw:control text:anchor-type="as-char" draw:z-index="14" draw:name="Vorm36_2" draw:style-name="gr1" draw:text-style-name="P95" svg:width="0.35cm" svg:height="0.35cm" draw:control="control15"/></text:span></text:span></text:p>
          </table:table-cell>
          <table:table-cell table:style-name="Tabel2.A1" office:value-type="string">
            <text:p text:style-name="P75"><text:span text:style-name="Strong_20_Emphasis"><text:span text:style-name="T73"><draw:control text:anchor-type="as-char" draw:z-index="22" draw:name="Vorm36_ 2" draw:style-name="gr1" draw:text-style-name="P95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7">R</text:span></text:span><text:span text:style-name="Strong_20_Emphasis"><text:span text:style-name="T58">icht </text:span></text:span><text:span text:style-name="Strong_20_Emphasis"><text:span text:style-name="T59">de </text:span></text:span><text:span text:style-name="Strong_20_Emphasis"><text:span text:style-name="T64">gebruiker</text:span></text:span><text:span text:style-name="Strong_20_Emphasis"><text:span text:style-name="T58"> </text:span></text:span><text:span text:style-name="Strong_20_Emphasis"><text:span text:style-name="T60">in:</text:span>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3" office:value-type="string">
            <text:p text:style-name="P86"><text:span text:style-name="Strong_20_Emphasis"><text:span text:style-name="T66">Typ</text:span></text:span><text:span text:style-name="Strong_20_Emphasis"><text:span text:style-name="T43"> opdracht 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3">, 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52">K</text:span></text:span><text:span text:style-name="Strong_20_Emphasis"><text:span text:style-name="T50">ie</text:span></text:span><text:span text:style-name="Strong_20_Emphasis"><text:span text:style-name="T51">s </text:span></text:span><text:span text:style-name="Strong_20_Emphasis"><text:span text:style-name="T97">4 </text:span></text:span><text:span text:style-name="Strong_20_Emphasis"><text:span text:style-name="T43">gevolgd door de </text:span></text:span><text:span text:style-name="Strong_20_Emphasis"><text:span text:style-name="T40">Enter</text:span></text:span><text:span text:style-name="Strong_20_Emphasis"><text:span text:style-name="T39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3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7"/>
      <text:p text:style-name="P6"/>
      <text:p text:style-name="P64"><text:span text:style-name="T100">E</text:span><text:span text:style-name="T101">inde c</text:span><text:span text:style-name="T102">hecklist, </text:span><text:span text:style-name="T103">d</text:span><text:span text:style-name="T102">e</text:span><text:span text:style-name="T201"> installatie van </text:span><text:span text:style-name="T201"><text:user-field-get text:name="Distro">Debian</text:user-field-get></text:span><text:span text:style-name="T205"><text:s/></text:span><text:span text:style-name="T205"><text:user-field-get text:name="Version">12</text:user-field-get></text:span><text:span text:style-name="Strong_20_Emphasis"><text:span text:style-name="T202"><text:s/></text:span></text:span><text:span text:style-name="Strong_20_Emphasis"><text:span text:style-name="T203">LTS </text:span></text:span><text:span text:style-name="Strong_20_Emphasis"><text:span text:style-name="T206"><text:user-field-get text:name="Edition">server</text:user-field-get></text:span></text:span><text:span text:style-name="Strong_20_Emphasis"><text:span text:style-name="T206"><text:s/></text:span></text:span><text:span text:style-name="T201">is voltooid.</text:span></text:p>
      <text:p text:style-name="P34"/>
      <text:p text:style-name="P28"><text:span text:style-name="Emphasis"><text:span text:style-name="T28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4">Karel Zimmer</text:span></text:span></text:a><text:span text:style-name="Emphasis"><text:span text:style-name="T28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86">CC0 1.0 Universeel</text:span></text:span></text:a><text:span text:style-name="Emphasis"><text:span text:style-name="T283">,</text:span></text:span><text:span text:style-name="Emphasis"><text:span text:style-name="T285"> </text:span></text:span><text:span text:style-name="Strong_20_Emphasis"><text:span text:style-name="T48"><text:user-field-get text:name="Releaseyear">2023</text:user-field-get></text:span></text:span><text:span text:style-name="Emphasis"><text:span text:style-name="T28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5T17:32:22.820708476">0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5T17:32:22.628714293</dc:date>
    <meta:keyword>Installatie</meta:keyword>
    <meta:keyword>Checklist</meta:keyword>
    <meta:keyword>Linux</meta:keyword>
    <meta:editing-cycles>6868</meta:editing-cycles>
    <meta:editing-duration>P12DT3H58M26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48" meta:character-count="3767" meta:non-whitespace-character-count="3257"/>
    <meta:user-defined meta:name="Info 1"/>
    <meta:user-defined meta:name="Info 2"/>
    <meta:user-defined meta:name="Info 3"/>
    <meta:user-defined meta:name="Info 4"/>
  </office:meta>
</office:document-meta>
</file>